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helvetica, clean, sans-serif"/>
    <style:font-face style:name="helvetica" svg:font-family="helvetica"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8pt" style:font-size-asian="8pt" style:font-size-complex="8pt"/>
    </style:style>
    <style:style style:name="P2" style:family="paragraph" style:parent-style-name="Standard">
      <style:text-properties style:font-name="Times New Roman" fo:font-size="15pt" fo:font-weight="bold" style:font-size-asian="15pt" style:font-size-complex="15pt"/>
    </style:style>
    <style:style style:name="P3" style:family="paragraph" style:parent-style-name="Preformatted_20_Text">
      <style:text-properties fo:font-variant="normal" fo:text-transform="none" fo:color="#000000" style:font-name="Times New Roman" fo:font-size="8pt" fo:letter-spacing="normal" fo:font-style="normal" fo:font-weight="normal" style:font-size-asian="8pt" style:font-size-complex="8pt"/>
    </style:style>
    <style:style style:name="P4" style:family="paragraph" style:parent-style-name="Preformatted_20_Text">
      <style:text-properties style:font-name="Times New Roman" fo:font-size="8pt" style:font-size-asian="8pt" style:font-size-complex="8pt"/>
    </style:style>
    <style:style style:name="P5" style:family="paragraph" style:parent-style-name="Standard">
      <style:text-properties style:font-name="Times New Roman" fo:font-size="15pt" fo:font-weight="bold" style:font-size-asian="15pt" style:font-weight-asian="bold" style:font-size-complex="15pt" style:font-weight-complex="bold"/>
    </style:style>
    <style:style style:name="P6" style:family="paragraph" style:parent-style-name="Standard">
      <style:text-properties fo:font-variant="normal" fo:text-transform="none" fo:color="#000000" style:font-name="Times New Roman" fo:font-size="8pt" fo:letter-spacing="normal" fo:font-style="normal" fo:font-weight="normal" style:font-size-asian="8pt" style:font-size-complex="8pt"/>
    </style:style>
    <style:style style:name="P7" style:family="paragraph" style:parent-style-name="Preformatted_20_Text">
      <style:text-properties fo:font-variant="normal" fo:text-transform="none" fo:color="#000000" style:font-name="Times New Roman" fo:font-size="8pt" fo:letter-spacing="normal" fo:font-style="normal" fo:font-weight="normal" style:font-size-asian="8pt" style:font-size-complex="8pt"/>
    </style:style>
    <style:style style:name="P8" style:family="paragraph" style:parent-style-name="Preformatted_20_Text" style:list-style-name="L1">
      <style:text-properties fo:font-variant="normal" fo:text-transform="none" fo:color="#000000" style:font-name="Times New Roman" fo:font-size="8pt" fo:letter-spacing="normal" fo:font-style="normal" fo:font-weight="normal" style:font-size-asian="8pt" style:font-size-complex="8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bold" style:font-weight-asian="bold" style:font-weight-complex="bold"/>
    </style:style>
    <style:style style:name="T3" style:family="text">
      <style:text-properties fo:font-variant="normal" fo:text-transform="none" fo:color="#000000" fo:letter-spacing="normal" fo:font-style="normal" style:font-weight-asian="bold" style:font-weight-complex="bold"/>
    </style:style>
    <style:style style:name="T4" style:family="text">
      <style:text-properties fo:font-variant="normal" fo:text-transform="none" fo:color="#000000" fo:font-size="15pt" fo:letter-spacing="normal" fo:font-style="normal" fo:font-weight="bold" style:font-size-asian="15pt" style:font-weight-asian="bold" style:font-size-complex="15pt" style:font-weight-complex="bold"/>
    </style:style>
    <style:style style:name="T5" style:family="text">
      <style:text-properties fo:font-variant="normal" fo:text-transform="none" fo:color="#000000" fo:font-size="8pt" fo:letter-spacing="normal" fo:font-style="normal" fo:font-weight="normal" style:font-size-asian="8pt" style:font-size-complex="8pt"/>
    </style:style>
    <style:style style:name="T6" style:family="text">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T7" style:family="text">
      <style:text-properties fo:font-variant="normal" fo:text-transform="none" fo:color="#000000" style:font-name="Times New Roman" fo:font-size="8pt" fo:letter-spacing="normal" fo:font-style="normal" fo:font-weight="normal" style:font-size-asian="8pt" style:font-size-complex="8pt"/>
    </style:style>
    <style:style style:name="T8" style:family="text">
      <style:text-properties fo:font-size="15pt" style:font-size-asian="15pt" style:font-size-complex="15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8pt" style:font-size-asian="8pt" style:font-size-complex="8pt"/>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ian Franzone</text:p>
      <text:p text:style-name="P5">Assignment 1</text:p>
      <text:p text:style-name="P5">Bioinformatics</text:p>
      <text:p text:style-name="P5"/>
      <text:p text:style-name="P1"><text:span text:style-name="T9">1)</text:span><text:span text:style-name="T8"> </text:span>The paper (cited below) found that Oxytocin (OT) <text:span text:style-name="T1">promotes</text:span> positive<text:span text:style-name="T1"> social behaviors between both human partners and the dog.</text:span></text:p>
      <text:p text:style-name="P1"/>
      <text:p text:style-name="P1">Oxytocin promotes social bonding in dogs. Teresa Romero, Miho Nagasawa, Kazutaka Mogi, Toshikazu Hasegawa, Takefumi Kikusui Proc Natl Acad Sci U S A. 2014 June 24; 111(25): 9085–9090. </text:p>
      <text:p text:style-name="P6"/>
      <text:p text:style-name="P1"><text:span text:style-name="T4">2) </text:span><text:span text:style-name="T1">Oxytocin promotes group-serving dishonesty, Shalvi S., De Dreu CK. Proc Natl Acad Sci U S A. 2014 Apr 15;111(15):5503-7</text:span></text:p>
      <text:p text:style-name="P1"><text:span text:style-name="T4">3)</text:span><text:span text:style-name="T1"> OXT - Oxytocin</text:span></text:p>
      <text:p text:style-name="P1"><text:span text:style-name="T4">4)</text:span><text:span text:style-name="T1">Skin; kidney; brain; uterus; mixed; liver; ovary; uncharacterized tissue; prostate; embryonic tissue; trachea; eye; connective tissue; heart; lung</text:span></text:p>
      <text:p text:style-name="P1"><text:span text:style-name="T4">5) </text:span><text:span text:style-name="T1">LNPEP = Oxytocinase</text:span></text:p>
      <text:p text:style-name="Standard"><text:span text:style-name="T6">6) </text:span><text:span text:style-name="T7">Patent Number 4,237,119 and issued date: December 2, 1980 <text:s/></text:span><text:a xlink:type="simple" xlink:href="http://patft.uspto.gov/netacgi/nph-Parser?Sect1=PTO2&amp;Sect2=HITOFF&amp;p=1&amp;u=%2Fnetahtml%2FPTO%2Fsearch-bool.html&amp;r=1&amp;f=G&amp;l=50&amp;co1=AND&amp;d=PTXT&amp;s1=4237119.PN.&amp;OS=PN/4237119&amp;RS=PN/4237119"><text:span text:style-name="T10">http://patft.uspto.gov/netacgi/nph-Parser?Sect1=PTO2&amp;Sect2=HITOFF&amp;p=1&amp;u=%2Fnetahtml%2FPTO%2Fsearch-bool.html&amp;r=1&amp;f=G&amp;l=50&amp;co1=AND&amp;d=PTXT&amp;s1=4237119.PN.&amp;OS=PN/4237119&amp;RS=PN/4237119</text:span></text:a></text:p>
      <text:p text:style-name="P1"><text:span text:style-name="T4">7) </text:span><text:span text:style-name="T1">Don't really understand how this search works. <text:s/>Either the search was nonfunctional or there weren't any diseases listed.</text:span></text:p>
      <text:p text:style-name="P1"><text:span text:style-name="T4">8)</text:span><text:span text:style-name="T1"> <text:s/>Yes, 49 projects:</text:span></text:p>
      <text:p text:style-name="P1">index<text:tab/>15<text:tab/>BACHEVALIER, JOCELYNE H<text:tab/><text:tab/>NIMH<text:tab/>$413,474</text:p>
      <text:p text:style-name="P1">1<text:tab/>DK091360<text:tab/>CHARACTERIZATION OF GENETIC ABNORMALITIES IN MDS AND THEIR CLINICAL IMPACT<text:tab/><text:tab/>NIDDK<text:tab/>$157,442</text:p>
      <text:p text:style-name="P1">2<text:tab/>HD033113<text:tab/>PROJECT 5: CHARACTERIZATION OF SOCIAL PHENOTYPE<text:tab/><text:tab/>NICHD<text:tab/>$143,838</text:p>
      <text:p text:style-name="P1">3<text:tab/>HD033113<text:tab/>CORE A: ADMINISTRATIVE, INTERGRATION AND NEUROCOMPUTATIONAL APPROACHES CORE<text:tab/><text:tab/>NICHD<text:tab/>$81,952</text:p>
      <text:p text:style-name="P1">4<text:tab/>HD033113<text:tab/>CORE B: SUBJECT RECRUITMENT, DIAGNOSTIC TESTING, AND DATA CENTRALIZATION CORE<text:tab/><text:tab/>NICHD<text:tab/>$77,579</text:p>
      <text:p text:style-name="P1">5<text:tab/>HD033113<text:tab/>PROJECT 5: CHARACTERIZATION OF SOCIAL PHENOTYPE<text:tab/><text:tab/>NICHD<text:tab/>$146,457</text:p>
      <text:p text:style-name="P1">6<text:tab/>MH002717<text:tab/>NEUROIMAGING OF BRAIN CIRCUITS AND NEUROGENETIC MECHANISMS IN NORMAL COGNITION<text:tab/><text:tab/>NIMH<text:tab/>$879,394</text:p>
      <text:p text:style-name="P1">7<text:tab/>MH002863<text:tab/>MULTIMODAL NEUROIMAGING OF GENE-BRAIN RELATIONSHIPS IN WILLIAMS SYNDROME<text:tab/><text:tab/>NIMH<text:tab/>$1,375,437</text:p>
      <text:p text:style-name="P1">8<text:tab/>HD064636<text:tab/>THE NEURAL ORGANIZATION OF QUANTITATIVE CONCEPTS IN EARLY CHILDHOOD<text:tab/><text:tab/>NICHD<text:tab/>$299,146</text:p>
      <text:p text:style-name="P1">9<text:tab/>HD076166<text:tab/>ROLE OF STATISTICALLY INDUCED CHANGES IN SENSORY CORTEX IN PERCEPTUAL DEVELOPMENT<text:tab/><text:tab/>NICHD<text:tab/>$82,417</text:p>
      <text:p text:style-name="P1">...</text:p>
      <text:p text:style-name="P1">49<text:tab/>BC011354<text:tab/>BCR SIGNALING IN ABC DLBCL<text:tab/><text:tab/>NCI<text:tab/>$100,298</text:p>
      <text:p text:style-name="P1"/>
      <text:p text:style-name="P2"><text:span text:style-name="T3">9)</text:span><text:span text:style-name="T5">What is the proper name for this syndrome: Williams-Beuren Syndrome</text:span></text:p>
      <text:list xml:id="list21363188861" text:style-name="L1">
        <text:list-header>
          <text:p text:style-name="P8">1. *612547 - WILLIAMS-BEUREN SYNDROME CHROMOSOME REGION 28; WBSCR28</text:p>
        </text:list-header>
      </text:list>
      <text:p text:style-name="P3">Cytogenetic locations: 7q11.23</text:p>
      <text:p text:style-name="P3">OMIM: 612547</text:p>
      <text:p text:style-name="P3">2. *612546 - WILLIAMS-BEUREN SYNDROME CHROMOSOME REGION 27; WBSCR27</text:p>
      <text:p text:style-name="P3">Cytogenetic locations: 7q11.23</text:p>
      <text:p text:style-name="P3">OMIM: 612546</text:p>
      <text:p text:style-name="P3">3. *612545 - WILLIAMS-BEUREN SYNDROME CHROMOSOME REGION 26; WBSCR26</text:p>
      <text:p text:style-name="P3">Cytogenetic locations: 7q11.23</text:p>
      <text:p text:style-name="P3">OMIM: 612545</text:p>
      <text:p text:style-name="P3">4. *610039 - VACUOLAR PROTEIN SORTING 37, YEAST, HOMOLOG OF, D; VPS37D</text:p>
      <text:p text:style-name="P3">Cytogenetic locations: 7q11.23</text:p>
      <text:p text:style-name="P3">OMIM: 610039</text:p>
      <text:p text:style-name="P3">5. *603431 - EUKARYOTIC TRANSLATION INITIATION FACTOR 4H; EIF4H</text:p>
      <text:p text:style-name="P3">Cytogenetic locations: 7q11.23</text:p>
      <text:p text:style-name="P3">OMIM: 603431</text:p>
      <text:p text:style-name="P3">6. *603432 - CAP-GLY DOMAIN-CONTAINING LINKER PROTEIN 2; CLIP2</text:p>
      <text:p text:style-name="P3">Cytogenetic locations: 7q11.23</text:p>
      <text:p text:style-name="P3">OMIM: 603432</text:p>
      <text:p text:style-name="P3">7. *615733 - WILLIAMS-BEUREN SYNDROME CRITICAL REGION 22; WBSCR22</text:p>
      <text:p text:style-name="P3">Cytogenetic locations: 7q11.23</text:p>
      <text:p text:style-name="P3">OMIM: 615733</text:p>
      <text:p text:style-name="P3">8. *615137 - WILLIAMS-BEUREN SYNDROME CHROMOSOME REGION 17; WBSCR17</text:p>
      <text:p text:style-name="P3">Cytogenetic locations: 7q11.22</text:p>
      <text:p text:style-name="P3">OMIM: 615137</text:p>
      <text:p text:style-name="P3">9. *615732 - NOP2/SUN DOMAIN FAMILY, MEMBER 5; NSUN5</text:p>
      <text:p text:style-name="P3">Cytogenetic locations: 7q11.23</text:p>
      <text:p text:style-name="P3"><text:soft-page-break/>OMIM: 615732</text:p>
      <text:p text:style-name="P3">10. *605681 - BROMODOMAIN ADJACENT TO ZINC FINGER DOMAIN, 1B; BAZ1B</text:p>
      <text:p text:style-name="P3">Cytogenetic locations: 7q11.23</text:p>
      <text:p text:style-name="P3">OMIM: 605681</text:p>
      <text:p text:style-name="P3">20. *605038 - POSTMEIOTIC SEGREGATION INCREASED 2-LIKE 1; PMS2L1</text:p>
      <text:p text:style-name="P3">OMIM: 605038</text:p>
      <text:p text:style-name="P3">11... 49</text:p>
      <text:p text:style-name="P4"><text:span text:style-name="T4">10) </text:span><text:span text:style-name="T1">Barbara R. Pober, M.D. Williams-Beuren Syndrome. N Engl J Med 2010; 362:239-252January 21, 2010</text:span></text:p>
      <text:p text:style-name="P4"><text:span text:style-name="T4">11) </text:span><text:span text:style-name="T1">Yes, in the paper by Shaul Shalvi and Carsten K. W. De Dreu. Oxytocin can promote affiliation and cooperation with others. With increased levels, it can affect individual interests to serve the group interests by way of dishonesty.</text:span></text:p>
      <text:p text:style-name="P6">Oxytocin promotes group-serving dishonesty, Shaul Shalvi, De Dreu CK. Proc Natl Acad Sci U S A. 2014 Apr 15;111(15):5503-7 http://www.rifters.com/real/articles/PNAS-2014-Shalvi-140072411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helvetica, clean, sans-serif"/>
    <style:font-face style:name="helvetica" svg:font-family="helvetica"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zone </meta:initial-creator>
    <meta:creation-date>2014-09-20T17:09:59</meta:creation-date>
    <dc:date>2014-09-21T22:59:57</dc:date>
    <dc:creator>Franzone </dc:creator>
    <meta:editing-duration>PT1H30M23S</meta:editing-duration>
    <meta:editing-cycles>6</meta:editing-cycles>
    <meta:generator>LibreOffice/3.5$Linux_X86_64 LibreOffice_project/350m1$Build-2</meta:generator>
    <meta:document-statistic meta:table-count="0" meta:image-count="0" meta:object-count="0" meta:page-count="2" meta:paragraph-count="61" meta:word-count="506" meta:character-count="3751" meta:non-whitespace-character-count="3291"/>
  </office:meta>
</office:document-meta>
</file>